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loext:graphic-properties draw:fill="solid" draw:fill-color="#ffffff"/>
      <style:paragraph-properties fo:margin-top="0cm" fo:margin-bottom="0.397cm" loext:contextual-spacing="false" fo:text-align="justify" style:justify-single-word="false" style:page-number="auto" fo:background-color="#ffffff"/>
      <style:text-properties officeooo:paragraph-rsid="00038387"/>
    </style:style>
    <style:style style:name="T1" style:family="text">
      <style:text-properties fo:color="#000000" style:font-name="Open Sans" fo:font-size="10.5pt" style:font-size-asian="10.5pt" style:font-name-complex="Open Sans1" style:font-size-complex="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rem ipsum dolor sit amet, consectetur adipiscing elit. Etiam varius ultrices convallis. Donec rutrum, leo a blandit ullamcorper, purus metus sollicitudin metus, in gravida sem ante et eros. Aliquam erat volutpat. Nullam pulvinar lectus sit amet aliquet ultricies. Aenean in lacus viverra, mollis nunc lacinia, luctus diam. Proin tristique cursus posuere. Integer at sapien varius, sagittis nisi quis, sollicitudin tellus. Ut et magna ut nulla iaculis hendrerit nec quis elit. Nam sollicitudin tortor ac ligula ultricies aliquam. Nulla lacinia diam enim, non volutpat ante semper ut. Nunc non aliquam felis. Integer tempus accumsan finibus.Curabitur quis nisl neque. Maecenas ultricies vulputate erat at mollis. Aliquam faucibus justo non augue gravida lobortis. Pellentesque sit amet mauris diam. Aenean fermentum ligula lacus, vel varius ex pharetra sed. Cras ac mauris enim. Aliquam non odio iaculis, condimentum felis a, pellentesque erat. Suspendisse cursus gravida nisl sit amet egestas. Praesent varius mi quis rutrum sollicitudin. Etiam at tortor tortor. Quisque nisi velit, fermentum sit amet neque eu, cursus tempor orci. Donec nec quam condimentum, lobortis augue ac, feugiat ex.Etiam vitae dolor mauris. Vestibulum ante ipsum primis in faucibus orci luctus et ultrices posuere cubilia curae; Vestibulum lacus elit, pellentesque vitae condimentum eget, pulvinar vel odio. Phasellus vitae mattis erat. Pellentesque consectetur consectetur lectus, vitae fermentum velit auctor vel. Sed elit neque, interdum imperdiet mi iaculis, aliquam vestibulum magna. Sed blandit quis urna a sodales. Duis gravida vulputate tellus, vel dictum magna mattis a. Proin accumsan mattis tempor. Aliquam consectetur metus hendrerit porta luctus. Fusce porta ullamcorper volutpat. Mauris vehicula massa eu velit finibus fermentum. Maecenas pharetra libero quam, id mattis arcu rutrum quis. Fusce ac orci sed velit blandit tristique ut quis nisl. Quisque lorem dolor, consequat eget lacus in, suscipit ornare neque.Aenean porttitor augue eget libero scelerisque dictum. Ut sit amet ornare mauris. Proin in orci eleifend, cursus neque non, ultricies lorem. Vivamus aliquet metus eget turpis consequat, vitae pellentesque leo scelerisque. Vestibulum tempus quis eros in vulputate. Donec volutpat orci non nisi placerat lacinia. Phasellus eu magna volutpat, blandit turpis blandit, lobortis urna. Curabitur eget ultrices orci. Cras maximus turpis vel diam tristique aliquet. Morbi sit amet tempor magna. Vivamus tellus ante, porta eget blandit sit amet, tempus vitae est. Maecenas quis augue in turpis tincidunt fringilla at at lorem. Vestibulum finibus lobortis turpis, ut commodo risus convallis et.Fusce varius interdum venenatis. Phasellus sollicitudin lectus eget tellus malesuada lobortis vel id felis. Sed id ligula finibus, vestibulum justo ac, gravida ligula. In egestas magna tincidunt tempor auctor. Nunc molestie, enim vel lobortis cursus, ante mauris efficitur sem, sed efficitur purus neque vitae diam. In vel nulla massa. Aenean ut blandit tortor. Vestibulum eleifend aliquet elementum. Quisque iaculis laoreet massa quis cursus. Sed tincidunt ante ac est condimentum scelerisque. Vestibulum ante ipsum primis in faucibus orci luctus et ultrices posuere cubilia curae; Cras sed eros ut nunc euismod mollis. Vestibulum orci risus, eleifend sit amet risus finibus, gravida laoreet arcu. Duis vitae diam nisl. Nullam eget enim sed turpis consectetur maximus.Fusce cursus ipsum velit, non euismod arcu maximus sed. Morbi posuere auctor dignissim. Maecenas aliquam ullamcorper lacus, non vestibulum nibh blandit ac. Donec tincidunt tempus tellus quis aliquet. Duis mollis venenatis volutpat. Duis lacinia justo eu bibendum fermentum. Integer tempus, eros vel venenatis commodo, urna nunc condimentum mi, sed scelerisque dui nisi nec sem. Pellentesque vel sagittis est, quis dignissim arcu. Fusce venenatis augue eu arcu laoreet, auctor tincidunt tellus feugiat. Integer consequat sapien in augue egestas, at egestas orci maximus. Curabitur eu ipsum risus. In pellentesque vitae ex quis ultrices dui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ian marco falcone</meta:initial-creator>
    <meta:editing-cycles>4</meta:editing-cycles>
    <meta:creation-date>2022-03-14T11:22:00</meta:creation-date>
    <dc:date>2022-03-31T15:01:52.820171998</dc:date>
    <meta:editing-duration>PT33M19S</meta:editing-duration>
    <meta:generator>LibreOffice/6.4.7.2$Linux_X86_64 LibreOffice_project/40$Build-2</meta:generator>
    <meta:document-statistic meta:table-count="0" meta:image-count="0" meta:object-count="0" meta:page-count="1" meta:paragraph-count="1" meta:word-count="588" meta:character-count="4095" meta:non-whitespace-character-count="3508"/>
    <meta:user-defined meta:name="AppVersion">16.0000</meta:user-defined>
    <meta:user-defined meta:name="ContentTypeId">0x0101001787EF3E5884CC449A46698C3A421D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